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06C8F6F7E679D95A7F4.png" manifest:media-type="image/png"/>
  <manifest:file-entry manifest:full-path="Pictures/100000000000064000000384F36C6A55AD0831D8.jpg" manifest:media-type="image/jpeg"/>
  <manifest:file-entry manifest:full-path="Pictures/100002010000064000000384DA3E4DA8316EF76F.png" manifest:media-type="image/png"/>
  <manifest:file-entry manifest:full-path="Pictures/1000000000000640000003848302F0435E1704E7.jpg" manifest:media-type="image/jpeg"/>
  <manifest:file-entry manifest:full-path="Pictures/10000000000006400000038471A02EC38FAEE99E.jpg" manifest:media-type="image/jpeg"/>
  <manifest:file-entry manifest:full-path="Pictures/100000000000064000000384022764A3873AED7D.jpg" manifest:media-type="image/jpeg"/>
  <manifest:file-entry manifest:full-path="Pictures/10000000000006400000038483A5209084ED2F3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8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_31__5f_Title_20_and_20_Content-notes">
      <style:graphic-properties draw:fill-color="#ffffff" draw:auto-grow-height="true" fo:min-height="13.364cm"/>
    </style:style>
    <style:style style:name="pr10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11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2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3" style:family="presentation" style:parent-style-name="Comparison-notes">
      <style:graphic-properties draw:fill-color="#ffffff" draw:auto-grow-height="true" fo:min-height="13.364cm"/>
    </style:style>
    <style:style style:name="pr1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font-size="30pt" style:font-size-asian="30pt" style:font-size-complex="30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 style:font-size-asian="30pt" style:font-size-complex="30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4" style:family="paragraph">
      <loext:graphic-properties draw:fill="none" draw:fill-color="#ffffff"/>
      <style:paragraph-properties fo:margin-left="0cm" fo:margin-right="0cm" fo:margin-top="0.198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ff856d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856d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787cm" svg:height="4.42cm" svg:x="1.524cm" svg:y="6.289cm" presentation:class="title" presentation:user-transformed="true">
          <draw:text-box>
            <text:p text:style-name="P1"><text:span text:style-name="T1">Quality Assessment</text:span><text:span text:style-name="T1"><text:line-break/></text:span><text:span text:style-name="T1">of OpenStreetMap</text:span><text:span text:style-name="T1"><text:line-break/></text:span><text:span text:style-name="T1">Footpath Data</text:span></text:p>
          </draw:text-box>
        </draw:frame>
        <draw:frame draw:name="Subtitle 2" presentation:style-name="pr2" draw:text-style-name="P4" draw:layer="layout" svg:width="22.746cm" svg:height="2.12cm" svg:x="1.524cm" svg:y="11.611cm" presentation:class="subtitle" presentation:user-transformed="true">
          <draw:text-box>
            <text:p text:style-name="P3"><text:span text:style-name="T2">Alexander Hjelm</text:span></text:p>
            <text:p text:style-name="P3"><text:span text:style-name="T3">Master’s student in Computer Science, KT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draw:frame draw:name="Title 1" presentation:style-name="pr4" draw:text-style-name="P7" draw:layer="layout" svg:width="22.905cm" svg:height="2.12cm" svg:x="1.247cm" svg:y="0.746cm" presentation:class="title" presentation:user-transformed="true">
          <draw:text-box>
            <text:p text:style-name="P6"><text:span text:style-name="T4">Slide Title</text:span></text:p>
          </draw:text-box>
        </draw:frame>
        <draw:frame draw:name="Content Placeholder 2" presentation:style-name="pr5" draw:text-style-name="P9" draw:layer="layout" svg:width="22.905cm" svg:height="10.179cm" svg:x="1.247cm" svg:y="3.326cm" presentation:class="outline" presentation:user-transformed="true">
          <draw:text-box>
            <text:list text:style-name="L2">
              <text:list-item>
                <text:p text:style-name="P8"><text:span text:style-name="T5">Make Effective </text:span><text:span text:style-name="T5">Presentations</text:span></text:p>
              </text:list-item>
              <text:list-item>
                <text:p text:style-name="P8"><text:span text:style-name="T5">Using Awesome </text:span><text:span text:style-name="T5">Backgrounds</text:span></text:p>
              </text:list-item>
              <text:list-item>
                <text:p text:style-name="P8"><text:span text:style-name="T5">Engage your Audience</text:span></text:p>
              </text:list-item>
              <text:list-item>
                <text:p text:style-name="P8"><text:span text:style-name="T5">Capture Audience </text:span><text:span text:style-name="T5">Attention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_31__5f_Title_20_and_20_Content" presentation:presentation-page-layout-name="AL2T11">
        <draw:frame draw:name="Title 3" presentation:style-name="pr7" draw:text-style-name="P7" draw:layer="layout" svg:width="17.455cm" svg:height="2.014cm" svg:x="6.674cm" svg:y="1.088cm" presentation:class="title" presentation:user-transformed="true">
          <draw:text-box>
            <text:p text:style-name="P10"><text:span text:style-name="T4">Slide Title</text:span></text:p>
          </draw:text-box>
        </draw:frame>
        <draw:frame draw:name="Content Placeholder 4" presentation:style-name="pr8" draw:text-style-name="P9" draw:layer="layout" svg:width="17.455cm" svg:height="9.752cm" svg:x="6.674cm" svg:y="3.209cm" presentation:class="outline" presentation:user-transformed="true">
          <draw:text-box>
            <text:list text:style-name="L4">
              <text:list-item>
                <text:p text:style-name="P8"><text:span text:style-name="T6">Make Effective </text:span><text:span text:style-name="T6">Presentations</text:span></text:p>
              </text:list-item>
              <text:list-item>
                <text:p text:style-name="P8"><text:span text:style-name="T6">Using Awesome </text:span><text:span text:style-name="T6">Backgrounds</text:span></text:p>
              </text:list-item>
              <text:list-item>
                <text:p text:style-name="P8"><text:span text:style-name="T6">Engage your Audience</text:span></text:p>
              </text:list-item>
              <text:list-item>
                <text:p text:style-name="P8"><text:span text:style-name="T6">Capture Audience </text:span><text:span text:style-name="T6">Attention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ison">
        <draw:frame draw:name="Title 3" presentation:style-name="pr10" draw:text-style-name="P7" draw:layer="layout" svg:width="22.481cm" svg:height="2.12cm" svg:x="1.459cm" svg:y="0.611cm" presentation:class="title" presentation:user-transformed="true">
          <draw:text-box>
            <text:p text:style-name="P6"><text:span text:style-name="T4">Slide Title</text:span></text:p>
          </draw:text-box>
        </draw:frame>
        <draw:frame draw:name="Text Placeholder 4" presentation:style-name="pr11" draw:text-style-name="P12" draw:layer="layout" svg:width="11.222cm" svg:height="1.332cm" svg:x="1.491cm" svg:y="4.455cm" presentation:class="outline" presentation:user-transformed="true">
          <draw:text-box>
            <text:p text:style-name="P11"><text:span text:style-name="T7">Product A</text:span></text:p>
          </draw:text-box>
        </draw:frame>
        <draw:frame draw:name="Content Placeholder 5" presentation:style-name="pr12" draw:text-style-name="P12" draw:layer="layout" svg:width="11.222cm" svg:height="6.322cm" svg:x="1.491cm" svg:y="5.767cm" presentation:class="outline" presentation:user-transformed="true">
          <draw:text-box>
            <text:list text:style-name="L2">
              <text:list-item>
                <text:p text:style-name="P13"><text:span text:style-name="T8">Feature 1</text:span></text:p>
              </text:list-item>
              <text:list-item>
                <text:p text:style-name="P13"><text:span text:style-name="T8">Feature 2</text:span></text:p>
              </text:list-item>
              <text:list-item>
                <text:p text:style-name="P13"><text:span text:style-name="T8">Feature 3</text:span></text:p>
              </text:list-item>
            </text:list>
          </draw:text-box>
        </draw:frame>
        <draw:frame draw:name="Text Placeholder 6" presentation:style-name="pr11" draw:text-style-name="P12" draw:layer="layout" svg:width="11.226cm" svg:height="1.332cm" svg:x="12.7cm" svg:y="4.455cm" presentation:class="outline" presentation:user-transformed="true">
          <draw:text-box>
            <text:p text:style-name="P11"><text:span text:style-name="T7">Product B</text:span></text:p>
          </draw:text-box>
        </draw:frame>
        <draw:frame draw:name="Content Placeholder 7" presentation:style-name="pr12" draw:text-style-name="P12" draw:layer="layout" svg:width="11.226cm" svg:height="6.322cm" svg:x="12.7cm" svg:y="5.767cm" presentation:class="outline" presentation:user-transformed="true">
          <draw:text-box>
            <text:list text:style-name="L2">
              <text:list-item>
                <text:p text:style-name="P13"><text:span text:style-name="T8">Feature 1</text:span></text:p>
              </text:list-item>
              <text:list-item>
                <text:p text:style-name="P13"><text:span text:style-name="T8">Feature 2</text:span></text:p>
              </text:list-item>
              <text:list-item>
                <text:p text:style-name="P13"><text:span text:style-name="T8">Feature 3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">
        <draw:frame draw:name="Picture 2" draw:style-name="gr2" draw:text-style-name="P14" draw:layer="layout" svg:width="4.065cm" svg:height="1.463cm" svg:x="10.579cm" svg:y="6.462cm">
          <draw:image xlink:href="Pictures/100002010000012C0000006C8F6F7E679D95A7F4.png" xlink:type="simple" xlink:show="embed" xlink:actuate="onLoad">
            <text:p/>
          </draw:image>
        </draw:frame>
        <presentation:notes draw:style-name="dp5">
          <draw:page-thumbnail draw:name="Slide Image Placeholder 1" draw:style-name="gr1" draw:layer="layout" svg:width="19.797cm" svg:height="11.136cm" svg:x="0.601cm" svg:y="2.257cm" draw:page-number="5" presentation:class="page"/>
          <draw:frame draw:name="Notes Placeholder 2" presentation:style-name="pr14" draw:text-style-name="P1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5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64000000384DA3E4DA8316EF76F.png" xlink:type="simple" xlink:show="embed" xlink:actuate="onLoad"/>
    <draw:fill-image draw:name="Bitmap_20_2" draw:display-name="Bitmap 2" xlink:href="Pictures/100000000000064000000384F36C6A55AD0831D8.jpg" xlink:type="simple" xlink:show="embed" xlink:actuate="onLoad"/>
    <draw:fill-image draw:name="background" xlink:href="Pictures/1000000000000640000003848302F0435E1704E7.jpg" xlink:type="simple" xlink:show="embed" xlink:actuate="onLoad"/>
    <draw:fill-image draw:name="msFillBitmap_20_1" draw:display-name="msFillBitmap 1" xlink:href="Pictures/100000000000064000000384022764A3873AED7D.jpg" xlink:type="simple" xlink:show="embed" xlink:actuate="onLoad"/>
    <draw:fill-image draw:name="msFillBitmap_20_2" draw:display-name="msFillBitmap 2" xlink:href="Pictures/10000000000006400000038471A02EC38FAEE99E.jpg" xlink:type="simple" xlink:show="embed" xlink:actuate="onLoad"/>
    <draw:fill-image draw:name="msFillBitmap_20_3" draw:display-name="msFillBitmap 3" xlink:href="Pictures/10000000000006400000038483A5209084ED2F33.jpg" xlink:type="simple" xlink:show="embed" xlink:actuate="onLoad"/>
    <draw:fill-image draw:name="msFillBitmap_20_4" draw:display-name="msFillBitmap 4" xlink:href="Pictures/10000000000006400000038471A02EC38FAEE99E.jpg" xlink:type="simple" xlink:show="embed" xlink:actuate="onLoad"/>
    <draw:fill-image draw:name="msFillBitmap_20_5" draw:display-name="msFillBitmap 5" xlink:href="Pictures/10000000000006400000038471A02EC38FAEE99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2.787cm" svg:height="4.666cm" svg:x="1.547cm" svg:y="4.343cm" presentation:class="title" presentation:user-transformed="true">
        <draw:text-box>
          <text:p text:style-name="MP7"><text:span text:style-name="MT3">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2.905cm" svg:height="2.12cm" svg:x="1.247cm" svg:y="0.746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2.905cm" svg:height="10.179cm" svg:x="1.247cm" svg:y="3.326cm" presentation:class="outline" presentation:user-transformed="true">
        <draw:text-box>
          <text:list text:style-name="ML3">
            <text:list-item>
              <text:p text:style-name="MP12"><text:span text:style-name="MT5">Click to edit Master text </text:span><text:span text:style-name="MT5">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7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8" draw:layer="backgroundobjects" svg:width="17.455cm" svg:height="2.014cm" svg:x="6.674cm" svg:y="1.088cm" presentation:class="title" presentation:user-transformed="true">
        <draw:text-box>
          <text:p text:style-name="MP16"><text:span text:style-name="MT3">Click to edit Master title style</text:span></text:p>
        </draw:text-box>
      </draw:frame>
      <draw:frame draw:name="Content Placeholder 2" presentation:style-name="Mpr11" draw:text-style-name="MP15" draw:layer="backgroundobjects" svg:width="17.455cm" svg:height="9.752cm" svg:x="6.674cm" svg:y="3.209cm" presentation:class="outline" presentation:user-transformed="true">
        <draw:text-box>
          <text:list text:style-name="ML3">
            <text:list-item>
              <text:p text:style-name="MP12"><text:span text:style-name="MT8">Click to edit Master text </text:span><text:span text:style-name="MT8">styles</text:span></text:p>
              <text:list>
                <text:list-item>
                  <text:p text:style-name="MP12"><text:span text:style-name="MT8">Second level</text:span></text:p>
                  <text:list>
                    <text:list-item>
                      <text:p text:style-name="MP13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4" presentation:style-name="Mpr1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8" draw:layer="backgroundobjects" svg:width="22.481cm" svg:height="2.12cm" svg:x="1.459cm" svg:y="0.611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Text Placeholder 2" presentation:style-name="Mpr16" draw:text-style-name="MP18" draw:layer="backgroundobjects" svg:width="11.222cm" svg:height="1.332cm" svg:x="1.491cm" svg:y="4.455cm" presentation:class="outline" presentation:user-transformed="true">
        <draw:text-box>
          <text:list text:style-name="ML3">
            <text:list-item>
              <text:p text:style-name="MP17"><text:span text:style-name="MT11">Click to edit Master text </text:span><text:span text:style-name="MT11">styles</text:span></text:p>
            </text:list-item>
          </text:list>
        </draw:text-box>
      </draw:frame>
      <draw:frame draw:name="Content Placeholder 3" presentation:style-name="Mpr17" draw:text-style-name="MP18" draw:layer="backgroundobjects" svg:width="11.222cm" svg:height="6.322cm" svg:x="1.491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8" draw:layer="backgroundobjects" svg:width="11.226cm" svg:height="1.332cm" svg:x="12.7cm" svg:y="4.455cm" presentation:class="outline" presentation:user-transformed="true">
        <draw:text-box>
          <text:p text:style-name="MP17"><text:span text:style-name="MT11">Click to edit Master text styles</text:span></text:p>
        </draw:text-box>
      </draw:frame>
      <draw:frame draw:name="Content Placeholder 5" presentation:style-name="Mpr17" draw:text-style-name="MP18" draw:layer="backgroundobjects" svg:width="11.226cm" svg:height="6.322cm" svg:x="12.7cm" svg:y="5.767cm" presentation:class="outline" presentation:user-transformed="true">
        <draw:text-box>
          <text:list text:style-name="ML4">
            <text:list-item>
              <text:p text:style-name="MP19"><text:span text:style-name="MT6">Click to edit Master text </text:span><text:span text:style-name="MT6">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7" presentation:style-name="Mpr18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0-08-10">8/10/20</text:date></text:span></text:p>
        </draw:text-box>
      </draw:frame>
      <draw:frame draw:name="Footer Placeholder 2" presentation:style-name="Mpr21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5</meta:editing-cycles>
    <meta:creation-date>2017-08-01T15:40:51</meta:creation-date>
    <dc:date>2020-08-10T15:54:10.891520307</dc:date>
    <meta:editing-duration>PT51M9S</meta:editing-duration>
    <meta:generator>LibreOffice/6.0.7.3$Linux_X86_64 LibreOffice_project/00m0$Build-3</meta:generator>
    <meta:document-statistic meta:object-count="9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